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53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EP</text:p>
          </table:table-cell>
          <table:table-cell office:value-type="float" office:value="0.1" table:style-name="ce1">
            <text:p>0,1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D</text:p>
          </table:table-cell>
          <table:table-cell office:value-type="float" office:value="0.2" table:style-name="ce1">
            <text:p>0,2</text:p>
          </table:table-cell>
          <table:table-cell office:value-type="float" office:value="20" table:formula="of:=[.B2]/[.B1]*[.C1]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g</text:p>
          </table:table-cell>
          <table:table-cell office:value-type="float" office:value="0.7" table:style-name="ce1">
            <text:p>0,7</text:p>
          </table:table-cell>
          <table:table-cell office:value-type="float" office:value="69.999999999999986" table:formula="of:=[.B3]/[.B2]*[.C2]" table:style-name="ce1">
            <text:p>70</text:p>
          </table:table-cell>
          <table:table-cell office:value-type="float" office:value="17.499999999999996" table:formula="of:=[.C3]/4" table:style-name="ce1">
            <text:p>17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mme</text:p>
          </table:table-cell>
          <table:table-cell office:value-type="float" office:value="1" table:formula="of:=[.B1]+[.B2]+[.B3]" table:style-name="ce1">
            <text:p>1</text:p>
          </table:table-cell>
          <table:table-cell office:value-type="float" office:value="99.999999999999986" table:formula="of:=[.C1]+[.C2]+[.C3]" table:style-name="ce1">
            <text:p>100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Sous projet "Développement de l'interface utilisateur"</text:p>
          </table:table-cell>
          <table:table-cell office:value-type="float" office:value="15" table:style-name="ce1">
            <text:p>15</text:p>
          </table:table-cell>
          <table:table-cell office:value-type="float" office:value="3.75" table:formula="of:=[.F12]/4" table:style-name="ce1">
            <text:p>3,7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Sous projet "Mise en place du multijoueur"</text:p>
          </table:table-cell>
          <table:table-cell office:value-type="float" office:value="15" table:style-name="ce1">
            <text:p>15</text:p>
          </table:table-cell>
          <table:table-cell office:value-type="float" office:value="3.75" table:formula="of:=[.F13]/4" table:style-name="ce1">
            <text:p>3,7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Sous projet " Developpement de la logique du jeu"</text:p>
          </table:table-cell>
          <table:table-cell office:value-type="float" office:value="15" table:style-name="ce1">
            <text:p>15</text:p>
          </table:table-cell>
          <table:table-cell office:value-type="float" office:value="3.75" table:formula="of:=[.F14]/4" table:style-name="ce1">
            <text:p>3,7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The Merge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55" table:formula="of:=[.F12]+[.F13]+[.F14]+[.F15]" table:style-name="ce1">
            <text:p>55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thieu cazeres</meta:initial-creator>
    <dc:creator>mathieu cazeres</dc:creator>
    <meta:creation-date>2023-02-03T08:24:56Z</meta:creation-date>
    <dc:date>2023-02-03T14:12:18Z</dc:date>
    <meta:editing-duration>PT0S</meta:editing-duration>
  </office:meta>
</office:document-meta>
</file>